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</style:style>
    <style:style style:name="P9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10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style:text-underline-style="none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AP - Termo de Abertura do Projeto</text:span></text:p>
      <text:p text:style-name="P3"/>
      <text:list xml:id="list7823162283328034261" text:style-name="WWNum1">
        <text:list-item>
          <text:p text:style-name="P5"><text:span text:style-name="T2">Justificativa do projeto:</text:span></text:p>
        </text:list-item>
      </text:list>
      <text:p text:style-name="P1"><text:span text:style-name="T3"><text:tab/>O Brasil atualmente é um país que tem as suas dificuldades, carências, problemas com infra estrutura, muitas pessoas desempregadas, que não tem a oportunidade de mostrar o seu trabalho, pessoas passando necessidades de todos os tipos, faltam recursos na saúde, na educação, segurança entre tantos outros. São tempos difíceis, e os políticos (eleitos como representantes do povo) são vistos com desconfiança por muitas vezes agirem de má fé e fazerem justamente o contrário daquilo que tanto afirmam, dessa forma prejudicando milhões e milhões de pessoas. <text:s text:c="4"/><text:tab/></text:span></text:p>
      <text:p text:style-name="P2"/>
      <text:list xml:id="list65833504528221" text:continue-numbering="true" text:style-name="WWNum1">
        <text:list-item>
          <text:p text:style-name="P5"><text:span text:style-name="T2">Objetivos:</text:span></text:p>
        </text:list-item>
      </text:list>
      <text:p text:style-name="P1"><text:span text:style-name="T2"><text:tab/></text:span><text:span text:style-name="T3">O projeto tem como finalidade disponibilizar os dados dos projetos que foram a voto na Câmara dos Senadores e na Câmara dos Deputados e dessa forma saber o posicionamento do parlamentar através do voto do mesmo em relação a cada projeto. E a partir disso cruzar os dados com os políticos que o usuário selecionou, para dessa forma comparar a compatibilidade política do usuário com a do parlamentar escolhido. Proporcionando uma maior legitimidade, transparência e estreitando dessa maneira a relação candidato eleitor. </text:span></text:p>
      <text:p text:style-name="P2"/>
      <text:list xml:id="list65833860222674" text:continue-numbering="true" text:style-name="WWNum1">
        <text:list-item>
          <text:p text:style-name="P5"><text:span text:style-name="T2">Requisitos de alto nível:</text:span></text:p>
        </text:list-item>
      </text:list>
      <text:p text:style-name="P1"><text:span text:style-name="T3"><text:tab/>O &lt;Nome da aplicação&gt; será uma plataforma Web criado com o intuito de aumentar o grau de confiança entre o candidato e o eleitor de forma que o usuário do sistema poderá saber um pouco mais a respeito de como o representante político</text:span></text:p>
      <text:p text:style-name="P1"><text:span text:style-name="T3">se comporta, se posiciona perante os projetos aos quais ele teve direito a voto.</text:span></text:p>
      <text:p text:style-name="P1"><text:span text:style-name="T3"><text:tab/>Entre os requisitos de alto nível destacados estão:</text:span></text:p>
      <text:list xml:id="list530542651377734231" text:style-name="WWNum2">
        <text:list-item>
          <text:p text:style-name="P6"><text:span text:style-name="T3">O sistema deve ser de fácil utilização pelo usuário;</text:span></text:p>
        </text:list-item>
        <text:list-item>
          <text:p text:style-name="P6"><text:span text:style-name="T3">O sistema deve permitir verificar a compatibilidade política do usuário com o parlamentar selecionado</text:span></text:p>
        </text:list-item>
        <text:list-item>
          <text:p text:style-name="P6"><text:span text:style-name="T3">O sistema deve ter uma interface que permita ao usuário escolher o posicionamento do parlamentar em projetos que ainda estão em aberto e projetos que já foram decididos.</text:span></text:p>
        </text:list-item>
        <text:list-item>
          <text:p text:style-name="P6"><text:span text:style-name="T3">O sistema deve ser capaz de sugerir parlamentares que mais combinam com o posicionamento político do usuário.</text:span></text:p>
        </text:list-item>
      </text:list>
      <text:p text:style-name="P2"/>
      <text:list xml:id="list65833363873141" text:continue-list="list65833860222674" text:style-name="WWNum1">
        <text:list-item>
          <text:p text:style-name="P5"><text:span text:style-name="T2">Premissas e restrições:</text:span></text:p>
          <text:list>
            <text:list-item>
              <text:p text:style-name="P7"><text:span text:style-name="T2">Premissas:</text:span></text:p>
              <text:list>
                <text:list-item>
                  <text:p text:style-name="P8"><text:span text:style-name="T3">O serviço de dados abertos presentes no site da Câmara dos Deputados e Câmara dos Senadores estará disponível o tempo todo.</text:span><text:span text:style-name="T2"> </text:span></text:p>
                </text:list-item>
              </text:list>
            </text:list-item>
            <text:list-item>
              <text:p text:style-name="P7"><text:span text:style-name="T2">Restrições:<text:tab/></text:span></text:p>
              <text:list>
                <text:list-item>
                  <text:p text:style-name="P8"><text:span text:style-name="T3">O sistema é voltado para uma aplicação Web, devendo assim oferece suporte para os navegadores Google Chrome, Internet Explorer, Mozilla Firefox e Safari.</text:span></text:p>
                </text:list-item>
                <text:list-item>
                  <text:p text:style-name="P8"><text:span text:style-name="T3">O projeto tem o prazo de entrega limitado;</text:span></text:p>
                </text:list-item>
              </text:list>
            </text:list-item>
          </text:list>
        </text:list-item>
      </text:list>
      <text:p text:style-name="P2"/>
      <text:list xml:id="list65834670845206" text:continue-numbering="true" text:style-name="WWNum1">
        <text:list-item>
          <text:p text:style-name="P5"><text:span text:style-name="T2">Descrição de alto nível do projeto e seus limites:</text:span></text:p>
        </text:list-item>
        <text:list-item>
          <text:p text:style-name="P5"><text:soft-page-break/><text:span text:style-name="T2">Riscos de alto nível:</text:span></text:p>
          <text:list>
            <text:list-item>
              <text:p text:style-name="P7"><text:span text:style-name="T3">Produtividade técnica: </text:span></text:p>
            </text:list-item>
          </text:list>
        </text:list-item>
      </text:list>
      <text:p text:style-name="P9"><text:span text:style-name="T3">A equipe utilizará para a construção do projeto tecnologias como: a linguagem de programação Javascript, o interpretador de código Javascript (Node.js), o framework para aplicativo da web do Node.js (Express), o banco de dados MongoDB, e requisições do tipo REST para conexões entre servidores. E a maioria dos integrantes da equipe tem pouco ou nenhum conhecimento com as tecnologias escolhidas, o que poderá acarretar dificuldade em adaptação e consequentemente de produtividade. </text:span></text:p>
      <text:list xml:id="list65834433170589" text:continue-numbering="true" text:style-name="WWNum1">
        <text:list-item>
          <text:list>
            <text:list-item>
              <text:p text:style-name="P7"><text:span text:style-name="T3">Desistência:</text:span></text:p>
            </text:list-item>
          </text:list>
        </text:list-item>
      </text:list>
      <text:p text:style-name="P9"><text:span text:style-name="T3"><text:tab/>A equipe é composta por 10 integrantes, cada um com as suas responsabilidades, afazeres, compromissos e algum tipo de barreira, dificuldade, empecilho pode ocasionar </text:span></text:p>
      <text:list xml:id="list65833166845267" text:continue-numbering="true" text:style-name="WWNum1">
        <text:list-item>
          <text:list>
            <text:list-item>
              <text:p text:style-name="P7"><text:span text:style-name="T3">Acesso à informação:</text:span></text:p>
            </text:list-item>
          </text:list>
        </text:list-item>
      </text:list>
      <text:p text:style-name="P9"><text:span text:style-name="T3"><text:tab/>Riscos de não ser disponibilizado de maneira adequada os votos dos parlamentares</text:span></text:p>
      <text:list xml:id="list65832823037579" text:continue-numbering="true" text:style-name="WWNum1">
        <text:list-item>
          <text:list>
            <text:list-item>
              <text:p text:style-name="P7"><text:span text:style-name="T3">Recursos:<text:tab/><text:tab/> <text:tab/> <text:tab/></text:span></text:p>
            </text:list-item>
          </text:list>
        </text:list-item>
      </text:list>
      <text:p text:style-name="P10"><text:span text:style-name="T3">Membros terem problemas técnicos com os seus equipamentos</text:span></text:p>
      <text:p text:style-name="P11"/>
      <text:list xml:id="list65834024034829" text:continue-numbering="true" text:style-name="WWNum1">
        <text:list-item>
          <text:p text:style-name="P5"><text:span text:style-name="T2">Resumo do cronograma de marcos:</text:span></text:p>
        </text:list-item>
        <text:list-item>
          <text:p text:style-name="P5"><text:span text:style-name="T2">Resumo do orçamento:</text:span></text:p>
        </text:list-item>
        <text:list-item>
          <text:p text:style-name="P5"><text:span text:style-name="T2">Lista das partes interessadas:</text:span></text:p>
        </text:list-item>
        <text:list-item>
          <text:p text:style-name="P5"><text:span text:style-name="T2">Requisitos para aprovação do projeto (ou seja, o que constitui o sucesso do projeto, quem decide se o projeto é bem sucedido e quem assina o projeto).</text:span></text:p>
        </text:list-item>
        <text:list-item>
          <text:p text:style-name="P5"><text:span text:style-name="T2">Gerente do projeto, responsabilidade, nível de autoridade designados:</text:span></text:p>
        </text:list-item>
        <text:list-item>
          <text:p text:style-name="P5"><text:span text:style-name="T2">Nome e autoridade do patrocinador ou outra(s) pessoa(s) que autoriza(m) o termo de abertura do projeto: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fo:font-size="12pt" style:text-underline-style="none" fo:font-weight="bold"/>
    </style:style>
    <style:style style:name="ListLabel_20_3" style:display-name="ListLabel 3" style:family="text">
      <style:text-properties fo:font-size="12pt"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595" meta:character-count="3718" meta:non-whitespace-character-count="3159"/>
    <meta:generator>LibreOfficeDev/5.1.0.3$Linux_X86_64 LibreOffice_project/</meta:generator>
  </office:meta>
</office:document-meta>
</file>